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</text:p>
      <text:p text:style-name="P1">- Juan Antonio Bujalance:</text:p>
      <text:p text:style-name="P1">- Rafael Miguel Cruz:</text:p>
      <text:p text:style-name="P1">- Javier Frías:</text:p>
      <text:p text:style-name="P1">- Marcos Gallardo:</text:p>
      <text:p text:style-name="P1">- Rafael García:</text:p>
      <text:p text:style-name="P1">- Rafael Carlos Infante:</text:p>
      <text:p text:style-name="P1">- Álvaro Leiva: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</text:p>
      <text:p text:style-name="P1">- Manuel Rojano: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0T09:06:12.771111077</dc:date>
    <meta:editing-duration>PT5M5S</meta:editing-duration>
    <meta:editing-cycles>1</meta:editing-cycles>
    <meta:document-statistic meta:table-count="0" meta:image-count="0" meta:object-count="0" meta:page-count="1" meta:paragraph-count="19" meta:word-count="66" meta:character-count="360" meta:non-whitespace-character-count="313"/>
    <meta:generator>LibreOffice/5.1.6.2$Linux_X86_64 LibreOffice_project/10m0$Build-2</meta:generator>
  </office:meta>
</office:document-meta>
</file>